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5.3265"/>
          <table:table-cell office:value-type="float" office:value="13.021"/>
          <table:table-cell office:value-type="float" office:value="11.6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182.0"/>
          <table:table-cell office:value-type="float" office:value="169655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8758"/>
          <table:table-cell office:value-type="float" office:value="3.32"/>
          <table:table-cell office:value-type="float" office:value="1.8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23.0"/>
          <table:table-cell office:value-type="float" office:value="52056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8604"/>
          <table:table-cell office:value-type="float" office:value="1.45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14.0"/>
          <table:table-cell office:value-type="float" office:value="211558.0"/>
          <table:table-cell office:value-type="float" office:value="816030.0"/>
          <table:table-cell office:value-type="float" office:value="1876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.974"/>
          <table:table-cell office:value-type="float" office:value="9.695"/>
          <table:table-cell office:value-type="float" office:value="8.31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21412.0"/>
          <table:table-cell office:value-type="float" office:value="214005.0"/>
          <table:table-cell office:value-type="float" office:value="212058.0"/>
          <table:table-cell office:value-type="float" office:value="817571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1974"/>
          <table:table-cell office:value-type="float" office:value="4.096"/>
          <table:table-cell office:value-type="float" office:value="2.64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79.0"/>
          <table:table-cell office:value-type="float" office:value="75924.0"/>
          <table:table-cell office:value-type="float" office:value="212058.0"/>
          <table:table-cell office:value-type="float" office:value="817571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3802"/>
          <table:table-cell office:value-type="float" office:value="1.58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676.0"/>
          <table:table-cell office:value-type="float" office:value="211558.0"/>
          <table:table-cell office:value-type="float" office:value="816031.0"/>
          <table:table-cell office:value-type="float" office:value="1912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5.4178"/>
          <table:table-cell office:value-type="float" office:value="13.159"/>
          <table:table-cell office:value-type="float" office:value="11.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75.0"/>
          <table:table-cell office:value-type="float" office:value="290872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2492"/>
          <table:table-cell office:value-type="float" office:value="5.385"/>
          <table:table-cell office:value-type="float" office:value="3.91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8658.0"/>
          <table:table-cell office:value-type="float" office:value="117226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3652"/>
          <table:table-cell office:value-type="float" office:value="1.645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5.0"/>
          <table:table-cell office:value-type="float" office:value="6861.0"/>
          <table:table-cell office:value-type="float" office:value="211558.0"/>
          <table:table-cell office:value-type="float" office:value="816030.0"/>
          <table:table-cell office:value-type="float" office:value="1912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.6967"/>
          <table:table-cell office:value-type="float" office:value="8.412"/>
          <table:table-cell office:value-type="float" office:value="7.0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0.0"/>
          <table:table-cell office:value-type="float" office:value="173618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237"/>
          <table:table-cell office:value-type="float" office:value="11.068"/>
          <table:table-cell office:value-type="float" office:value="9.61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94.0"/>
          <table:table-cell office:value-type="float" office:value="196156.0"/>
          <table:table-cell office:value-type="float" office:value="212058.0"/>
          <table:table-cell office:value-type="float" office:value="817570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4479"/>
          <table:table-cell office:value-type="float" office:value="1.20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4274.0"/>
          <table:table-cell office:value-type="float" office:value="211558.0"/>
          <table:table-cell office:value-type="float" office:value="816030.0"/>
          <table:table-cell office:value-type="float" office:value="1912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58.3229"/>
          <table:table-cell office:value-type="float" office:value="56.048"/>
          <table:table-cell office:value-type="float" office:value="54.65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58486.0"/>
          <table:table-cell office:value-type="float" office:value="1299597.0"/>
          <table:table-cell office:value-type="float" office:value="212058.0"/>
          <table:table-cell office:value-type="float" office:value="817571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4714"/>
          <table:table-cell office:value-type="float" office:value="3.315"/>
          <table:table-cell office:value-type="float" office:value="1.8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97.0"/>
          <table:table-cell office:value-type="float" office:value="56320.0"/>
          <table:table-cell office:value-type="float" office:value="212058.0"/>
          <table:table-cell office:value-type="float" office:value="817571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88933"/>
          <table:table-cell office:value-type="float" office:value="2.167"/>
          <table:table-cell office:value-type="float" office:value="0.81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594.0"/>
          <table:table-cell office:value-type="float" office:value="12005.0"/>
          <table:table-cell office:value-type="float" office:value="211558.0"/>
          <table:table-cell office:value-type="float" office:value="816031.0"/>
          <table:table-cell office:value-type="float" office:value="1912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6.58324"/>
          <table:table-cell office:value-type="float" office:value="4.424"/>
          <table:table-cell office:value-type="float" office:value="2.96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611.0"/>
          <table:table-cell office:value-type="float" office:value="87580.0"/>
          <table:table-cell office:value-type="float" office:value="241180.0"/>
          <table:table-cell office:value-type="float" office:value="927400.0"/>
          <table:table-cell office:value-type="float" office:value="203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8467"/>
          <table:table-cell office:value-type="float" office:value="2.715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054.0"/>
          <table:table-cell office:value-type="float" office:value="25891.0"/>
          <table:table-cell office:value-type="float" office:value="241180.0"/>
          <table:table-cell office:value-type="float" office:value="927400.0"/>
          <table:table-cell office:value-type="float" office:value="203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7564"/>
          <table:table-cell office:value-type="float" office:value="1.823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2478.0"/>
          <table:table-cell office:value-type="float" office:value="240680.0"/>
          <table:table-cell office:value-type="float" office:value="925860.0"/>
          <table:table-cell office:value-type="float" office:value="2047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1.2289"/>
          <table:table-cell office:value-type="float" office:value="8.95"/>
          <table:table-cell office:value-type="float" office:value="7.59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830.0"/>
          <table:table-cell office:value-type="float" office:value="204648.0"/>
          <table:table-cell office:value-type="float" office:value="241180.0"/>
          <table:table-cell office:value-type="float" office:value="927400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2435"/>
          <table:table-cell office:value-type="float" office:value="5.206"/>
          <table:table-cell office:value-type="float" office:value="3.91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79.0"/>
          <table:table-cell office:value-type="float" office:value="159851.0"/>
          <table:table-cell office:value-type="float" office:value="241180.0"/>
          <table:table-cell office:value-type="float" office:value="927400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7486"/>
          <table:table-cell office:value-type="float" office:value="1.806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4259.0"/>
          <table:table-cell office:value-type="float" office:value="240680.0"/>
          <table:table-cell office:value-type="float" office:value="925860.0"/>
          <table:table-cell office:value-type="float" office:value="204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.66172"/>
          <table:table-cell office:value-type="float" office:value="7.521"/>
          <table:table-cell office:value-type="float" office:value="6.04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16939.0"/>
          <table:table-cell office:value-type="float" office:value="144799.0"/>
          <table:table-cell office:value-type="float" office:value="241180.0"/>
          <table:table-cell office:value-type="float" office:value="927401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1886"/>
          <table:table-cell office:value-type="float" office:value="6.065"/>
          <table:table-cell office:value-type="float" office:value="4.51"/>
          <table:table-cell office:value-type="float" office:value="1.0"/>
          <table:table-cell office:value-type="float" office:value="0.0"/>
          <table:table-cell office:value-type="float" office:value="34.0"/>
          <table:table-cell office:value-type="float" office:value="7223.0"/>
          <table:table-cell office:value-type="float" office:value="140243.0"/>
          <table:table-cell office:value-type="float" office:value="241180.0"/>
          <table:table-cell office:value-type="float" office:value="927401.0"/>
          <table:table-cell office:value-type="float" office:value="202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2383"/>
          <table:table-cell office:value-type="float" office:value="1.894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6106.0"/>
          <table:table-cell office:value-type="float" office:value="240680.0"/>
          <table:table-cell office:value-type="float" office:value="925861.0"/>
          <table:table-cell office:value-type="float" office:value="204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8.2048"/>
          <table:table-cell office:value-type="float" office:value="26.098"/>
          <table:table-cell office:value-type="float" office:value="24.6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2778.0"/>
          <table:table-cell office:value-type="float" office:value="581930.0"/>
          <table:table-cell office:value-type="float" office:value="241180.0"/>
          <table:table-cell office:value-type="float" office:value="927402.0"/>
          <table:table-cell office:value-type="float" office:value="203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6327"/>
          <table:table-cell office:value-type="float" office:value="8.527"/>
          <table:table-cell office:value-type="float" office:value="6.95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24075.0"/>
          <table:table-cell office:value-type="float" office:value="173010.0"/>
          <table:table-cell office:value-type="float" office:value="241180.0"/>
          <table:table-cell office:value-type="float" office:value="927402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39176"/>
          <table:table-cell office:value-type="float" office:value="1.769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3559.0"/>
          <table:table-cell office:value-type="float" office:value="240680.0"/>
          <table:table-cell office:value-type="float" office:value="925862.0"/>
          <table:table-cell office:value-type="float" office:value="2043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2.7918"/>
          <table:table-cell office:value-type="float" office:value="10.665"/>
          <table:table-cell office:value-type="float" office:value="9.17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5297.0"/>
          <table:table-cell office:value-type="float" office:value="134945.0"/>
          <table:table-cell office:value-type="float" office:value="241180.0"/>
          <table:table-cell office:value-type="float" office:value="927402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1501"/>
          <table:table-cell office:value-type="float" office:value="5.442"/>
          <table:table-cell office:value-type="float" office:value="3.86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1466.0"/>
          <table:table-cell office:value-type="float" office:value="77865.0"/>
          <table:table-cell office:value-type="float" office:value="241180.0"/>
          <table:table-cell office:value-type="float" office:value="927402.0"/>
          <table:table-cell office:value-type="float" office:value="202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7485"/>
          <table:table-cell office:value-type="float" office:value="1.877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6288.0"/>
          <table:table-cell office:value-type="float" office:value="240680.0"/>
          <table:table-cell office:value-type="float" office:value="925862.0"/>
          <table:table-cell office:value-type="float" office:value="204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9.58595"/>
          <table:table-cell office:value-type="float" office:value="7.745"/>
          <table:table-cell office:value-type="float" office:value="7.22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1388.0"/>
          <table:table-cell office:value-type="float" office:value="183998.0"/>
          <table:table-cell office:value-type="float" office:value="70700.0"/>
          <table:table-cell office:value-type="float" office:value="269397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3846"/>
          <table:table-cell office:value-type="float" office:value="18.502"/>
          <table:table-cell office:value-type="float" office:value="18.06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91349.0"/>
          <table:table-cell office:value-type="float" office:value="404326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3033"/>
          <table:table-cell office:value-type="float" office:value="0.49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887.0"/>
          <table:table-cell office:value-type="float" office:value="70450.0"/>
          <table:table-cell office:value-type="float" office:value="268627.0"/>
          <table:table-cell office:value-type="float" office:value="1326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.2563"/>
          <table:table-cell office:value-type="float" office:value="4.316"/>
          <table:table-cell office:value-type="float" office:value="3.88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365.0"/>
          <table:table-cell office:value-type="float" office:value="138936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0852"/>
          <table:table-cell office:value-type="float" office:value="0.958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533.0"/>
          <table:table-cell office:value-type="float" office:value="27450.0"/>
          <table:table-cell office:value-type="float" office:value="70700.0"/>
          <table:table-cell office:value-type="float" office:value="269397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8162"/>
          <table:table-cell office:value-type="float" office:value="0.51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874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8.99077"/>
          <table:table-cell office:value-type="float" office:value="7.161"/>
          <table:table-cell office:value-type="float" office:value="6.62"/>
          <table:table-cell office:value-type="float" office:value="0.0"/>
          <table:table-cell office:value-type="float" office:value="0.0"/>
          <table:table-cell office:value-type="float" office:value="119.0"/>
          <table:table-cell office:value-type="float" office:value="31655.0"/>
          <table:table-cell office:value-type="float" office:value="155845.0"/>
          <table:table-cell office:value-type="float" office:value="70700.0"/>
          <table:table-cell office:value-type="float" office:value="269397.0"/>
          <table:table-cell office:value-type="float" office:value="123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013"/>
          <table:table-cell office:value-type="float" office:value="1.518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680.0"/>
          <table:table-cell office:value-type="float" office:value="41471.0"/>
          <table:table-cell office:value-type="float" office:value="70700.0"/>
          <table:table-cell office:value-type="float" office:value="269397.0"/>
          <table:table-cell office:value-type="float" office:value="126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1536"/>
          <table:table-cell office:value-type="float" office:value="0.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8.66649"/>
          <table:table-cell office:value-type="float" office:value="6.814"/>
          <table:table-cell office:value-type="float" office:value="6.3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572.0"/>
          <table:table-cell office:value-type="float" office:value="196399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4888"/>
          <table:table-cell office:value-type="float" office:value="0.943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191.0"/>
          <table:table-cell office:value-type="float" office:value="23027.0"/>
          <table:table-cell office:value-type="float" office:value="70700.0"/>
          <table:table-cell office:value-type="float" office:value="269397.0"/>
          <table:table-cell office:value-type="float" office:value="125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2987"/>
          <table:table-cell office:value-type="float" office:value="0.48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8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58791"/>
          <table:table-cell office:value-type="float" office:value="1.741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5126.0"/>
          <table:table-cell office:value-type="float" office:value="45513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0534"/>
          <table:table-cell office:value-type="float" office:value="3.974"/>
          <table:table-cell office:value-type="float" office:value="3.5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052.0"/>
          <table:table-cell office:value-type="float" office:value="123124.0"/>
          <table:table-cell office:value-type="float" office:value="70700.0"/>
          <table:table-cell office:value-type="float" office:value="269397.0"/>
          <table:table-cell office:value-type="float" office:value="128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9735"/>
          <table:table-cell office:value-type="float" office:value="0.52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0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.42004"/>
          <table:table-cell office:value-type="float" office:value="6.591"/>
          <table:table-cell office:value-type="float" office:value="5.22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19747.0"/>
          <table:table-cell office:value-type="float" office:value="125838.0"/>
          <table:table-cell office:value-type="float" office:value="195700.0"/>
          <table:table-cell office:value-type="float" office:value="755293.0"/>
          <table:table-cell office:value-type="float" office:value="180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86023"/>
          <table:table-cell office:value-type="float" office:value="5.97"/>
          <table:table-cell office:value-type="float" office:value="4.52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30.0"/>
          <table:table-cell office:value-type="float" office:value="100734.0"/>
          <table:table-cell office:value-type="float" office:value="195700.0"/>
          <table:table-cell office:value-type="float" office:value="755293.0"/>
          <table:table-cell office:value-type="float" office:value="179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1223"/>
          <table:table-cell office:value-type="float" office:value="1.32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987.0"/>
          <table:table-cell office:value-type="float" office:value="195200.0"/>
          <table:table-cell office:value-type="float" office:value="753753.0"/>
          <table:table-cell office:value-type="float" office:value="1806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.89514"/>
          <table:table-cell office:value-type="float" office:value="5.096"/>
          <table:table-cell office:value-type="float" office:value="3.71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1535.0"/>
          <table:table-cell office:value-type="float" office:value="112753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3626"/>
          <table:table-cell office:value-type="float" office:value="3.653"/>
          <table:table-cell office:value-type="float" office:value="2.19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16.0"/>
          <table:table-cell office:value-type="float" office:value="53157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6698"/>
          <table:table-cell office:value-type="float" office:value="1.37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733.0"/>
          <table:table-cell office:value-type="float" office:value="195200.0"/>
          <table:table-cell office:value-type="float" office:value="753752.0"/>
          <table:table-cell office:value-type="float" office:value="1806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15606"/>
          <table:table-cell office:value-type="float" office:value="4.327"/>
          <table:table-cell office:value-type="float" office:value="2.94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828.0"/>
          <table:table-cell office:value-type="float" office:value="73123.0"/>
          <table:table-cell office:value-type="float" office:value="195700.0"/>
          <table:table-cell office:value-type="float" office:value="755292.0"/>
          <table:table-cell office:value-type="float" office:value="179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4921"/>
          <table:table-cell office:value-type="float" office:value="13.558"/>
          <table:table-cell office:value-type="float" office:value="12.15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2732.0"/>
          <table:table-cell office:value-type="float" office:value="376629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9822"/>
          <table:table-cell office:value-type="float" office:value="1.57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7237.0"/>
          <table:table-cell office:value-type="float" office:value="195200.0"/>
          <table:table-cell office:value-type="float" office:value="753752.0"/>
          <table:table-cell office:value-type="float" office:value="1806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5.1593"/>
          <table:table-cell office:value-type="float" office:value="43.254"/>
          <table:table-cell office:value-type="float" office:value="42.12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3023.0"/>
          <table:table-cell office:value-type="float" office:value="853298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4398"/>
          <table:table-cell office:value-type="float" office:value="5.341"/>
          <table:table-cell office:value-type="float" office:value="3.9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9.0"/>
          <table:table-cell office:value-type="float" office:value="99998.0"/>
          <table:table-cell office:value-type="float" office:value="195700.0"/>
          <table:table-cell office:value-type="float" office:value="755292.0"/>
          <table:table-cell office:value-type="float" office:value="179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3483"/>
          <table:table-cell office:value-type="float" office:value="1.2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746.0"/>
          <table:table-cell office:value-type="float" office:value="195200.0"/>
          <table:table-cell office:value-type="float" office:value="753752.0"/>
          <table:table-cell office:value-type="float" office:value="1806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8.44051"/>
          <table:table-cell office:value-type="float" office:value="6.449"/>
          <table:table-cell office:value-type="float" office:value="5.29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9744.0"/>
          <table:table-cell office:value-type="float" office:value="202026.0"/>
          <table:table-cell office:value-type="float" office:value="195700.0"/>
          <table:table-cell office:value-type="float" office:value="755294.0"/>
          <table:table-cell office:value-type="float" office:value="179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8773"/>
          <table:table-cell office:value-type="float" office:value="13.978"/>
          <table:table-cell office:value-type="float" office:value="12.54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41642.0"/>
          <table:table-cell office:value-type="float" office:value="306475.0"/>
          <table:table-cell office:value-type="float" office:value="195700.0"/>
          <table:table-cell office:value-type="float" office:value="755294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721"/>
          <table:table-cell office:value-type="float" office:value="1.427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8696.0"/>
          <table:table-cell office:value-type="float" office:value="195200.0"/>
          <table:table-cell office:value-type="float" office:value="753754.0"/>
          <table:table-cell office:value-type="float" office:value="1806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08013"/>
          <table:table-cell office:value-type="float" office:value="0.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292.0"/>
          <table:table-cell office:value-type="float" office:value="22498.0"/>
          <table:table-cell office:value-type="float" office:value="85835.0"/>
          <table:table-cell office:value-type="float" office:value="124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2134"/>
          <table:table-cell office:value-type="float" office:value="0.2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2235.0"/>
          <table:table-cell office:value-type="float" office:value="22498.0"/>
          <table:table-cell office:value-type="float" office:value="85835.0"/>
          <table:table-cell office:value-type="float" office:value="127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9505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2398.0"/>
          <table:table-cell office:value-type="float" office:value="85527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0376"/>
          <table:table-cell office:value-type="float" office:value="0.22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2762.0"/>
          <table:table-cell office:value-type="float" office:value="22498.0"/>
          <table:table-cell office:value-type="float" office:value="85835.0"/>
          <table:table-cell office:value-type="float" office:value="125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6562"/>
          <table:table-cell office:value-type="float" office:value="0.20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8.0"/>
          <table:table-cell office:value-type="float" office:value="3333.0"/>
          <table:table-cell office:value-type="float" office:value="22498.0"/>
          <table:table-cell office:value-type="float" office:value="85835.0"/>
          <table:table-cell office:value-type="float" office:value="125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5242"/>
          <table:table-cell office:value-type="float" office:value="0.1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22398.0"/>
          <table:table-cell office:value-type="float" office:value="85527.0"/>
          <table:table-cell office:value-type="float" office:value="1287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03234"/>
          <table:table-cell office:value-type="float" office:value="0.2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29.0"/>
          <table:table-cell office:value-type="float" office:value="22498.0"/>
          <table:table-cell office:value-type="float" office:value="85835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347"/>
          <table:table-cell office:value-type="float" office:value="0.2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84.0"/>
          <table:table-cell office:value-type="float" office:value="22498.0"/>
          <table:table-cell office:value-type="float" office:value="85835.0"/>
          <table:table-cell office:value-type="float" office:value="126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7388"/>
          <table:table-cell office:value-type="float" office:value="0.1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04077"/>
          <table:table-cell office:value-type="float" office:value="0.24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544.0"/>
          <table:table-cell office:value-type="float" office:value="22498.0"/>
          <table:table-cell office:value-type="float" office:value="85835.0"/>
          <table:table-cell office:value-type="float" office:value="126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7233"/>
          <table:table-cell office:value-type="float" office:value="0.1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4.0"/>
          <table:table-cell office:value-type="float" office:value="22498.0"/>
          <table:table-cell office:value-type="float" office:value="85835.0"/>
          <table:table-cell office:value-type="float" office:value="122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747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8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98686"/>
          <table:table-cell office:value-type="float" office:value="0.2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55.0"/>
          <table:table-cell office:value-type="float" office:value="22498.0"/>
          <table:table-cell office:value-type="float" office:value="85835.0"/>
          <table:table-cell office:value-type="float" office:value="122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5488"/>
          <table:table-cell office:value-type="float" office:value="0.22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2975.0"/>
          <table:table-cell office:value-type="float" office:value="22498.0"/>
          <table:table-cell office:value-type="float" office:value="85835.0"/>
          <table:table-cell office:value-type="float" office:value="126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6447"/>
          <table:table-cell office:value-type="float" office:value="0.18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22398.0"/>
          <table:table-cell office:value-type="float" office:value="85527.0"/>
          <table:table-cell office:value-type="float" office:value="128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